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E62C8217DD16E591FC.png" manifest:media-type="image/png"/>
  <manifest:file-entry manifest:full-path="Pictures/10000000000000C8000000253E9E4D0EA379BD87.png" manifest:media-type="image/png"/>
  <manifest:file-entry manifest:full-path="Pictures/100000000000008000000080DD376EAA7B764BF1.png" manifest:media-type="image/png"/>
  <manifest:file-entry manifest:full-path="Pictures/10000000000000C8000000B4964AA2603DD22D6E.png" manifest:media-type="image/png"/>
  <manifest:file-entry manifest:full-path="Pictures/10000000000000C800000059F094D59B949205B5.png" manifest:media-type="image/png"/>
  <manifest:file-entry manifest:full-path="Pictures/10000000000001BF000001BB7AA7EC2D59CDA3EF.png" manifest:media-type="image/png"/>
  <manifest:file-entry manifest:full-path="Pictures/10000000000000C80000004C03096AADC30717C7.png" manifest:media-type="image/png"/>
  <manifest:file-entry manifest:full-path="Pictures/10000000000001BF000001BBDBE411DF00F72F43.png" manifest:media-type="image/png"/>
  <manifest:file-entry manifest:full-path="Pictures/10000000000001BF000001BBBFC4C1906AAE87F2.png" manifest:media-type="image/png"/>
  <manifest:file-entry manifest:full-path="Pictures/10000000000000C800000072FB6F25251412CC2E.png" manifest:media-type="image/png"/>
  <manifest:file-entry manifest:full-path="Pictures/10000000000000C80000005A7AB58B58D30127A3.png" manifest:media-type="image/png"/>
  <manifest:file-entry manifest:full-path="Pictures/10000000000002D4000001F9B635144F71BCE1B2.png" manifest:media-type="image/png"/>
  <manifest:file-entry manifest:full-path="Pictures/10000000000000C8000000429F0E6D76F1A8D727.png" manifest:media-type="image/png"/>
  <manifest:file-entry manifest:full-path="Pictures/10000000000000C800000075F16E29229E423014.png" manifest:media-type="image/png"/>
  <manifest:file-entry manifest:full-path="Pictures/10000000000000C800000050FDC313DD1CCC44CC.png" manifest:media-type="image/png"/>
  <manifest:file-entry manifest:full-path="Pictures/10000000000003020000023DCACD3C72E912E06F.png" manifest:media-type="image/png"/>
  <manifest:file-entry manifest:full-path="Pictures/10000000000000C80000004B6A29052A71815612.png" manifest:media-type="image/png"/>
  <manifest:file-entry manifest:full-path="Pictures/10000000000002D4000001F942D2AA83E01D6302.png" manifest:media-type="image/png"/>
  <manifest:file-entry manifest:full-path="Pictures/10000000000000C800000045035AA4DF6DF7B83D.png" manifest:media-type="image/png"/>
  <manifest:file-entry manifest:full-path="Pictures/10000000000000C80000004E4B1D5E27BE839348.png" manifest:media-type="image/png"/>
  <manifest:file-entry manifest:full-path="Pictures/10000000000002CF000001F3E1A7AF5F87AD37F2.png" manifest:media-type="image/png"/>
  <manifest:file-entry manifest:full-path="Pictures/10000000000000C8000000406021B8051AD2E830.png" manifest:media-type="image/png"/>
  <manifest:file-entry manifest:full-path="Pictures/10000000000000C80000008AE1E4837B72ED5FEB.png" manifest:media-type="image/png"/>
  <manifest:file-entry manifest:full-path="Pictures/10000000000000C800000052B8DB35A9A59C9336.png" manifest:media-type="image/png"/>
  <manifest:file-entry manifest:full-path="Pictures/10000000000000C8000000587F9C9D10E4B4133E.png" manifest:media-type="image/png"/>
  <manifest:file-entry manifest:full-path="Pictures/10000000000000C8000000AAEE39DF1577859BF9.png" manifest:media-type="image/png"/>
  <manifest:file-entry manifest:full-path="Pictures/10000000000000C80000005A5A70985490D82C02.png" manifest:media-type="image/png"/>
  <manifest:file-entry manifest:full-path="Pictures/10000000000000C80000005ACA626DBF980E08B6.png" manifest:media-type="image/png"/>
  <manifest:file-entry manifest:full-path="Pictures/10000000000000C80000007B8BE38EBA1DE2D7C3.png" manifest:media-type="image/png"/>
  <manifest:file-entry manifest:full-path="Pictures/100000000000031800000207B58628019815B971.png" manifest:media-type="image/png"/>
  <manifest:file-entry manifest:full-path="Pictures/10000000000001BF00000130A388E31D9344DEFF.png" manifest:media-type="image/png"/>
  <manifest:file-entry manifest:full-path="Pictures/10000000000000C800000043C25436AEC47D2E74.png" manifest:media-type="image/png"/>
  <manifest:file-entry manifest:full-path="Pictures/10000000000001300000015FBB54E69FAC357ABD.png" manifest:media-type="image/png"/>
  <manifest:file-entry manifest:full-path="Pictures/1000000000000130000000B2A352BB3D22F32F6A.png" manifest:media-type="image/png"/>
  <manifest:file-entry manifest:full-path="Pictures/10000000000002D4000001F9875B1B2128B1DC98.png" manifest:media-type="image/png"/>
  <manifest:file-entry manifest:full-path="Pictures/10000000000002D1000001F370FE5736D75FF131.png" manifest:media-type="image/png"/>
  <manifest:file-entry manifest:full-path="Pictures/10000000000002D4000001F9233619C0428F3426.png" manifest:media-type="image/png"/>
  <manifest:file-entry manifest:full-path="Pictures/10000000000002D4000001F9D391B8D24FA5948E.png" manifest:media-type="image/png"/>
  <manifest:file-entry manifest:full-path="Pictures/100000000000044600000311C3A0ADC6ACA3D53F.jpg" manifest:media-type="image/jpeg"/>
  <manifest:file-entry manifest:full-path="Pictures/1000000000000256000001ECCF51963B47B724BA.png" manifest:media-type="image/png"/>
  <manifest:file-entry manifest:full-path="Pictures/10000000000001F40000013C014BA570C7DED4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A1" style:family="table-cell">
      <style:table-cell-properties fo:padding="0cm" fo:border="none"/>
    </style:style>
    <style:style style:name="Tabella2.A2" style:family="table-cell">
      <style:table-cell-properties style:vertical-align="" fo:padding="0cm" fo:border="none"/>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end-env-p">
      <style:paragraph-properties fo:break-before="page"/>
      <style:text-properties fo:language="it" fo:country="IT"/>
    </style:style>
    <style:style style:name="P12" style:family="paragraph" style:parent-style-name="Text_20_body">
      <style:text-properties officeooo:paragraph-rsid="00093935"/>
    </style:style>
    <style:style style:name="P13" style:family="paragraph" style:parent-style-name="Text_20_body">
      <style:text-properties officeooo:paragraph-rsid="00098b6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language="it" fo:country="IT"/>
    </style:style>
    <style:style style:name="P16" style:family="paragraph" style:parent-style-name="Text_20_body">
      <style:paragraph-properties fo:text-align="center" style:justify-single-word="false"/>
      <style:text-properties fo:language="it" fo:country="IT" officeooo:paragraph-rsid="000ac567"/>
    </style:style>
    <style:style style:name="P17" style:family="paragraph" style:parent-style-name="Title">
      <style:text-properties officeooo:rsid="000c86ca" officeooo:paragraph-rsid="000c86ca"/>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3">
      <style:text-properties officeooo:rsid="00197ba0" officeooo:paragraph-rsid="00197ba0"/>
    </style:style>
    <style:style style:name="P22" style:family="paragraph" style:parent-style-name="Text_20_body" style:list-style-name="L4">
      <style:text-properties officeooo:paragraph-rsid="00098b61"/>
    </style:style>
    <style:style style:name="P23" style:family="paragraph" style:parent-style-name="Text_20_body" style:list-style-name="L5">
      <style:text-properties officeooo:paragraph-rsid="00098b61"/>
    </style:style>
    <style:style style:name="P24" style:family="paragraph" style:parent-style-name="Text_20_body" style:list-style-name="L6">
      <style:text-properties officeooo:paragraph-rsid="00098b61"/>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text-properties officeooo:paragraph-rsid="00098b61"/>
    </style:style>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text-properties officeooo:paragraph-rsid="00098b61"/>
    </style:style>
    <style:style style:name="P31" style:family="paragraph" style:parent-style-name="Text_20_body" style:list-style-name="L14"/>
    <style:style style:name="P32" style:family="paragraph" style:parent-style-name="Heading_20_1">
      <style:text-properties fo:language="it" fo:country="IT"/>
    </style:style>
    <style:style style:name="P33" style:family="paragraph" style:parent-style-name="Heading_20_1">
      <style:text-properties officeooo:paragraph-rsid="0007b4af"/>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it" fo:country="IT"/>
    </style:style>
    <style:style style:name="P36" style:family="paragraph" style:parent-style-name="Heading_20_2">
      <style:text-properties fo:language="it" fo:country="IT"/>
    </style:style>
    <style:style style:name="P37" style:family="paragraph" style:parent-style-name="Preformatted_20_Text" style:list-style-name="list"/>
    <style:style style:name="P38" style:family="paragraph" style:parent-style-name="Inside-itemize">
      <style:text-properties fo:language="it" fo:country="IT"/>
    </style:style>
    <style:style style:name="T1" style:family="text">
      <style:text-properties fo:language="it" fo:country="IT"/>
    </style:style>
    <style:style style:name="T2" style:family="text">
      <style:text-properties fo:language="it" fo:country="IT" officeooo:rsid="00075165"/>
    </style:style>
    <style:style style:name="T3" style:family="text">
      <style:text-properties fo:language="it" fo:country="IT" officeooo:rsid="000cd7e3"/>
    </style:style>
    <style:style style:name="T4" style:family="text">
      <style:text-properties fo:language="it" fo:country="IT" fo:font-weight="normal" officeooo:rsid="000cd7e3" style:font-weight-asian="normal" style:font-weight-complex="normal"/>
    </style:style>
    <style:style style:name="T5" style:family="text">
      <style:text-properties fo:language="it" fo:country="IT" officeooo:rsid="0014768e"/>
    </style:style>
    <style:style style:name="T6" style:family="text">
      <style:text-properties fo:language="it" fo:country="IT" officeooo:rsid="00163a77"/>
    </style:style>
    <style:style style:name="T7" style:family="text">
      <style:text-properties fo:language="it" fo:country="IT" officeooo:rsid="0017ad64"/>
    </style:style>
    <style:style style:name="T8" style:family="text">
      <style:text-properties fo:language="it" fo:country="IT" fo:font-weight="bold" style:font-weight-asian="bold" style:font-weight-complex="bold"/>
    </style:style>
    <style:style style:name="T9" style:family="text">
      <style:text-properties fo:language="it" fo:country="IT" officeooo:rsid="001c0054"/>
    </style:style>
    <style:style style:name="T10" style:family="text">
      <style:text-properties fo:language="it" fo:country="IT" officeooo:rsid="001c2204"/>
    </style:style>
    <style:style style:name="T11" style:family="text">
      <style:text-properties officeooo:rsid="000dd221"/>
    </style:style>
    <style:style style:name="T12" style:family="text">
      <style:text-properties officeooo:rsid="001dff9d"/>
    </style:style>
    <style:style style:name="T13" style:family="text">
      <style:text-properties officeooo:rsid="001e4ba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Title"/>
      <text:p text:style-name="Title"><text:span text:style-name="textbf"><text:span text:style-name="T1">R</text:span></text:span><text:span text:style-name="textbf"><text:span text:style-name="T7">S</text:span></text:span><text:span text:style-name="textbf"><text:span text:style-name="T1">ciTE</text:span></text:span></text:p>
      <text:p text:style-name="Title">Guida alle Caratteristiche</text:p>
      <text:p text:style-name="P16">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extbf"><text:span text:style-name="T1">Versione 3.</text:span></text:span><text:span text:style-name="textbf"><text:span text:style-name="T5">6</text:span></text:span><text:span text:style-name="textbf"><text:span text:style-name="T1">.</text:span></text:span><text:span text:style-name="textbf"><text:span text:style-name="T10">5</text:span></text:span><text:span text:style-name="textbf"><text:span text:style-name="T1">-</text:span></text:span><text:span text:style-name="textbf"><text:span text:style-name="T6">6</text:span></text:span><text:span text:style-name="textbf"><text:span text:style-name="T10">4</text:span></text:span></text:p>
      <text:p text:style-name="P15">Un Editor di testo potente, semplice, veloce... </text:p>
      <text:p text:style-name="P15">Un insieme di strumenti per creare un facile ed efficace sistema di sviluppo... </text:p>
      <text:p text:style-name="P14"><text:a xlink:type="simple" xlink:href="http://www.redchar.net/" text:style-name="Internet_20_link" text:visited-style-name="Visited_20_Internet_20_Link"><text:span text:style-name="texttt"><text:span text:style-name="T1">http://www.redchar.net</text:span></text:span></text:a></text:p>
      <text:p text:style-name="P14"/>
      <text:h text:style-name="P35"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2C8217DD16E591FC.png" xlink:type="simple" xlink:show="embed" xlink:actuate="onLoad"/></draw:frame> </text:p>
      <text:p text:style-name="Text_20_body"/>
      <text:h text:style-name="P32"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2"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9132436153438626688"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593210795290114580"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 <text:span text:style-name="T12">JSON</text:span>.</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2"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5" text:outline-level="1"><draw:frame draw:style-name="fr2" draw:name="1D__down_scite_doc_guida_a_rscite_lua.png" text:anchor-type="paragraph" svg:x="0cm" svg:y="0.526cm" svg:width="2.928cm" svg:height="2.928cm" draw:z-index="14"><draw:image xlink:href="Pictures/100000000000008000000080DD376EAA7B764BF1.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2">−−[[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2"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7AA7EC2D59CDA3EF.png" xlink:type="simple" xlink:show="embed" xlink:actuate="onLoad"/></draw:frame></text:p>
      <text:p text:style-name="P12">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DBE411DF00F72F43.png" xlink:type="simple" xlink:show="embed" xlink:actuate="onLoad"/></draw:frame> </text:p>
      <text:p text:style-name="P6"/>
      <text:p text:style-name="P5"><text:soft-page-break/></text:p>
      <text:p text:style-name="P12">RSciTE editando un file .php, con l’aiuto sulla sintassi </text:p>
      <text:p text:style-name="P9"><draw:frame draw:style-name="fr4" draw:name="4D__down_scite_doc_guida_a_rscite_rscite1.png" text:anchor-type="as-char" svg:width="10.301cm" svg:height="10.195cm" draw:z-index="17"><draw:image xlink:href="Pictures/10000000000001BF000001BBBFC4C1906AAE87F2.png" xlink:type="simple" xlink:show="embed" xlink:actuate="onLoad"/></draw:frame> </text:p>
      <text:p text:style-name="P6"/>
      <text:p text:style-name="Text_20_body"/>
      <text:h text:style-name="P32"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2"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table:style-name="Tabella2.A1" office:value-type="string">
            <text:p text:style-name="P4"/>
          </table:table-cell>
          <table:table-cell table:style-name="Tabella2.A1" office:value-type="string">
            <text:p text:style-name="P4"/>
          </table:table-cell>
        </table:table-row>
        <table:table-row>
          <table:table-cell table:style-name="Tabella2.A2" office:value-type="string">
            <text:p text:style-name="P2">Funzionalità Aggiuntiva </text:p>
          </table:table-cell>
          <table:table-cell table:style-name="Tabella2.A2" office:value-type="string">
            <text:p text:style-name="P2">Esempio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2" office:value-type="string">
            <text:p text:style-name="P1"><draw:frame draw:style-name="fr4" draw:name="5D__down_scite_doc_guida_a_rscite_sample-f12.png" text:anchor-type="as-char" svg:width="4.586cm" svg:height="2.611cm" draw:z-index="18"><draw:image xlink:href="Pictures/10000000000000C800000072FB6F25251412CC2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table:style-name="Tabella2.A2" office:value-type="string">
            <text:p text:style-name="P1"><draw:frame draw:style-name="fr4" draw:name="6D__down_scite_doc_guida_a_rscite_sample-html.png" text:anchor-type="as-char" svg:width="4.586cm" svg:height="2.046cm" draw:z-index="19"><draw:image xlink:href="Pictures/10000000000000C800000059F094D59B949205B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2" office:value-type="string">
            <text:p text:style-name="P1"><draw:frame draw:style-name="fr4" draw:name="7D__down_scite_doc_guida_a_rscite_sample-tag.png" text:anchor-type="as-char" svg:width="4.586cm" svg:height="4.128cm" draw:z-index="20"><draw:image xlink:href="Pictures/10000000000000C8000000B4964AA2603DD22D6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2" office:value-type="string">
            <text:p text:style-name="P1"><draw:frame draw:style-name="fr4" draw:name="8D__down_scite_doc_guida_a_rscite_sample-tidy.png" text:anchor-type="as-char" svg:width="4.586cm" svg:height="0.847cm" draw:z-index="21"><draw:image xlink:href="Pictures/10000000000000C8000000253E9E4D0EA379BD8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9D__down_scite_doc_guida_a_rscite_sample-lisp.png" text:anchor-type="as-char" svg:width="4.586cm" svg:height="2.046cm" draw:z-index="22"><draw:image xlink:href="Pictures/10000000000000C80000005A7AB58B58D30127A3.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10D__down_scite_doc_guida_a_rscite_sample-lisp2.png" text:anchor-type="as-char" svg:width="4.586cm" svg:height="1.517cm" draw:z-index="23"><draw:image xlink:href="Pictures/10000000000000C8000000429F0E6D76F1A8D72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1D__down_scite_doc_guida_a_rscite_sample-dcl.png" text:anchor-type="as-char" svg:width="4.586cm" svg:height="1.834cm" draw:z-index="24"><draw:image xlink:href="Pictures/10000000000000C800000050FDC313DD1CCC44C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2D__down_scite_doc_guida_a_rscite_sample-dcl2.png" text:anchor-type="as-char" svg:width="4.586cm" svg:height="1.729cm" draw:z-index="25"><draw:image xlink:href="Pictures/10000000000000C80000004B6A29052A71815612.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2" office:value-type="string">
            <text:p text:style-name="P1"><draw:frame draw:style-name="fr4" draw:name="13D__down_scite_doc_guida_a_rscite_sample-html2.png" text:anchor-type="as-char" svg:width="4.586cm" svg:height="1.799cm" draw:z-index="26"><draw:image xlink:href="Pictures/10000000000000C80000004E4B1D5E27BE839348.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2" office:value-type="string">
            <text:p text:style-name="P1"><draw:frame draw:style-name="fr4" draw:name="14D__down_scite_doc_guida_a_rscite_sample-php.png" text:anchor-type="as-char" svg:width="4.586cm" svg:height="1.446cm" draw:z-index="27"><draw:image xlink:href="Pictures/10000000000000C8000000406021B8051AD2E830.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ext:soft-page-break/>
        <table:table-row>
          <table:table-cell table:style-name="Tabella2.A2"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2" office:value-type="string">
            <text:p text:style-name="P1"><draw:frame draw:style-name="fr4" draw:name="15D__down_scite_doc_guida_a_rscite_sample-php2.png" text:anchor-type="as-char" svg:width="4.586cm" svg:height="1.729cm" draw:z-index="28"><draw:image xlink:href="Pictures/10000000000000C80000004C03096AADC30717C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file di PHP-GTK</text:span></text:span><text:span text:style-name="T1"> </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2" office:value-type="string">
            <text:p text:style-name="P1"><draw:frame draw:style-name="fr4" draw:name="16D__down_scite_doc_guida_a_rscite_sample-vb.png" text:anchor-type="as-char" svg:width="4.586cm" svg:height="1.87cm" draw:z-index="29"><draw:image xlink:href="Pictures/10000000000000C800000052B8DB35A9A59C9336.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2" office:value-type="string">
            <text:p text:style-name="P1"><draw:frame draw:style-name="fr4" draw:name="17D__down_scite_doc_guida_a_rscite_sample-vb2.png" text:anchor-type="as-char" svg:width="4.586cm" svg:height="2.011cm" draw:z-index="30"><draw:image xlink:href="Pictures/10000000000000C8000000587F9C9D10E4B4133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2" office:value-type="string">
            <text:p text:style-name="P1"><draw:frame draw:style-name="fr4" draw:name="18D__down_scite_doc_guida_a_rscite_sample-vb3.png" text:anchor-type="as-char" svg:width="4.586cm" svg:height="1.588cm" draw:z-index="31"><draw:image xlink:href="Pictures/10000000000000C800000045035AA4DF6DF7B83D.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2" office:value-type="string">
            <text:p text:style-name="P1"><draw:frame draw:style-name="fr4" draw:name="19D__down_scite_doc_guida_a_rscite_sample-ascii.png" text:anchor-type="as-char" svg:width="4.586cm" svg:height="3.916cm" draw:z-index="32"><draw:image xlink:href="Pictures/10000000000000C8000000AAEE39DF1577859BF9.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Supporto abbreviazioni per i seguenti linguaggi : <text:s text:c="2"/></text:p>
          </table:table-cell>
          <table:table-cell table:style-name="Tabella2.A2" office:value-type="string">
            <text:p text:style-name="P1"><draw:frame draw:style-name="fr4" draw:name="20D__down_scite_doc_guida_a_rscite_sample-abbrev.png" text:anchor-type="as-char" svg:width="4.586cm" svg:height="2.046cm" draw:z-index="33"><draw:image xlink:href="Pictures/10000000000000C80000005A5A70985490D82C02.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2" office:value-type="string">
            <text:p text:style-name="P1"><draw:frame draw:style-name="fr4" draw:name="21D__down_scite_doc_guida_a_rscite_sample-lua.png" text:anchor-type="as-char" svg:width="4.586cm" svg:height="1.446cm" draw:z-index="34"><draw:image xlink:href="Pictures/10000000000000C8000000406021B8051AD2E830.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manuale per linguaggio LUA</text:span></text:span><text:span text:style-name="T1"> </text:span></text:p>
          </table:table-cell>
          <table:table-cell table:style-name="Tabella2.A2" office:value-type="string">
            <text:p text:style-name="P1"><draw:frame draw:style-name="fr4" draw:name="22D__down_scite_doc_guida_a_rscite_sample-luaman.png" text:anchor-type="as-char" svg:width="4.586cm" svg:height="2.046cm" draw:z-index="35"><draw:image xlink:href="Pictures/10000000000000C80000005ACA626DBF980E08B6.png" xlink:type="simple" xlink:show="embed" xlink:actuate="onLoad"/></draw:frame> </text:p>
          </table:table-cell>
        </table:table-row>
        <table:table-row>
          <table:table-cell table:style-name="Tabella2.A2" office:value-type="string">
            <text:p text:style-name="P1"/>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2" office:value-type="string">
            <text:p text:style-name="P1"><draw:frame draw:style-name="fr4" draw:name="23D__down_scite_doc_guida_a_rscite_sample-frhed.png" text:anchor-type="as-char" svg:width="4.586cm" svg:height="2.822cm" draw:z-index="36"><draw:image xlink:href="Pictures/10000000000000C80000007B8BE38EBA1DE2D7C3.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4" draw:name="24D__down_scite_doc_guida_a_rscite_sample-kdiff.png" text:anchor-type="as-char" svg:width="4.586cm" svg:height="2.681cm" draw:z-index="37"><draw:image xlink:href="Pictures/10000000000000C800000075F16E29229E423014.png" xlink:type="simple" xlink:show="embed" xlink:actuate="onLoad"/></draw:frame> </text:p>
          </table:table-cell>
        </table:table-row>
        <table:table-row>
          <table:table-cell table:style-name="Tabella2.A2" office:value-type="string">
            <text:p text:style-name="P4"><draw:frame draw:style-name="fr4" draw:name="Immagine1" text:anchor-type="as-char" svg:width="18.274cm" svg:height="11.959cm" draw:z-index="38"><draw:image xlink:href="Pictures/100000000000031800000207B58628019815B971.png" xlink:type="simple" xlink:show="embed" xlink:actuate="onLoad"/></draw:frame></text:p>
          </table:table-cell>
          <table:table-cell table:style-name="Tabella2.A2" office:value-type="string">
            <text:p text:style-name="P4"/>
          </table:table-cell>
        </table:table-row>
        <text:soft-page-break/>
        <table:table-row>
          <table:table-cell table:style-name="Tabella2.A2"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5" draw:name="25D__down_scite_doc_guida_a_rscite_sample-winmerge.png" text:anchor-type="as-char" svg:width="7.962cm" svg:height="5.211cm" draw:z-index="39"><draw:image xlink:href="Pictures/100000000000031800000207B58628019815B971.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2" office:value-type="string">
            <text:p text:style-name="P1"><draw:frame draw:style-name="fr4" draw:name="26D__down_scite_doc_guida_a_rscite_sample-context.png" text:anchor-type="as-char" svg:width="4.586cm" svg:height="1.517cm" draw:z-index="40"><draw:image xlink:href="Pictures/10000000000000C800000043C25436AEC47D2E74.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table:style-name="Tabella2.A2" office:value-type="string">
            <text:p text:style-name="P1"><draw:frame draw:style-name="fr4" draw:name="27D__down_scite_doc_guida_a_rscite_sample-setup.png" text:anchor-type="as-char" svg:width="4.586cm" svg:height="3.175cm" draw:z-index="41"><draw:image xlink:href="Pictures/10000000000000C80000008AE1E4837B72ED5FEB.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3">File LISP : Esegui in CAD. </text:span></text:span><text:span text:style-name="textbf"><text:span text:style-name="T4">Nei file LSP (Lisp) è possibile utilizzare il tasto F5 per caricare il file corrente nel CAD </text:span></text:span><text:span text:style-name="T1"><text:s/></text:span><text:span text:style-name="T3">aperto al momento.</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Menu Contestua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terprete Diretto Espressioni Lu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titore Testo-&gt;Abbreviazione/Templa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lenco TODO</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Finestre Multip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Apertura Gestione Risors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Trasparenza finestra di Sci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ppunti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vanzato Segnalibri/Bookmarks</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Ricerca Contestuale Online (CTRL+F1)</text:span></text:span><text:span text:style-name="T1"> <text:s text:c="3"/></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rova/Sostituisci su file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BOM per file con codifica Unicod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sione valori decimali-esadecimali-binar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Non siamo mica qui... </text:span></text:span><text:span text:style-name="T1"><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Disegna/Calcola espressione matematic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Oltre a quanto riportato in questo elenco, sono presenti molte modifiche, secondarie, alle impostazioni di base (es.: margini, numeri linea ecc..). </text:p>
          </table:table-cell>
          <table:table-cell table:style-name="Tabella2.A2" office:value-type="string">
            <text:p text:style-name="P1"/>
          </table:table-cell>
        </table:table-row>
      </table:table>
      <text:p text:style-name="Text_20_body"/>
      <text:h text:style-name="P32"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text:soft-page-break/>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2"><draw:image xlink:href="Pictures/10000000000001300000015FBB54E69FAC357ABD.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draw:frame draw:style-name="fr4" draw:name="29D__down_scite_doc_guida_a_rscite_f12-2.png" text:anchor-type="as-char" svg:width="6.985cm" svg:height="4.092cm" draw:z-index="43"><draw:image xlink:href="Pictures/1000000000000130000000B2A352BB3D22F32F6A.png" xlink:type="simple" xlink:show="embed" xlink:actuate="onLoad"/></draw:frame> </text:p>
      <text:p text:style-name="P6"/>
      <text:p text:style-name="P11"/>
      <text:h text:style-name="Heading_20_2" text:outline-level="2">Cosa contiene F12 </text:h>
      <text:list xml:id="list7817166031293074443"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item>
          <text:p text:style-name="P21"><text:span text:style-name="T8">Procedura per criptare e decriptare un file</text:span><text:span text:style-name="T1"><text:line-break/>Con questa funzione, sfruttando il famoso software libero </text:span><text:span text:style-name="T8">GNU Privacy Guard</text:span><text:span text:style-name="T1">, è possibile criptare il file corrente e, ovviamente, decriptare il risultato per renderlo nuovamente leggibile. </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4"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42D2AA83E01D6302.png" xlink:type="simple" xlink:show="embed" xlink:actuate="onLoad"/></draw:frame> </text:p>
      <text:p text:style-name="P6"/>
      <text:p text:style-name="P13">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875B1B2128B1DC98.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70FE5736D75FF131.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233619C0428F3426.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D391B8D24FA5948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E1A7AF5F87AD37F2.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B635144F71BCE1B2.png" xlink:type="simple" xlink:show="embed" xlink:actuate="onLoad"/></draw:frame> </text:p>
      <text:h text:style-name="P33"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1113391624532747631"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8">Confronta e permette la fusione fra due o tre sorgenti di testo come file o intere cartelle; </text:p>
        </text:list-item>
        <text:list-item>
          <text:p text:style-name="P38">Consente la visualizzazione delle differenze in modalità linea o carattere; </text:p>
        </text:list-item>
        <text:list-item>
          <text:p text:style-name="P38">Permette la fusione semplificata dei file attraverso l’uso di funzioni automatiche; </text:p>
        </text:list-item>
        <text:list-item>
          <text:p text:style-name="P38">Dispone di un facile editore per la l’unione dei file e la risoluzione dei conflitti che possono insorgere; </text:p>
        </text:list-item>
        <text:list-item>
          <text:p text:style-name="P38">Consente l’utilizzo delle connessioni di rete attraverso l’uso di KIO; </text:p>
        </text:list-item>
        <text:list-item>
          <text:p text:style-name="P38">Consente di evidenziare o nascondere le modifiche apportate da spazi bianchi o commenti; </text:p>
        </text:list-item>
        <text:list-item>
          <text:p text:style-name="P38">Supporto per codifica Unicode, UTF-8 e altre...; </text:p>
        </text:list-item>
        <text:list-item>
          <text:p text:style-name="P38">Consente la stampa delle differenze; </text:p>
        </text:list-item>
        <text:list-item>
          <text:p text:style-name="P38">Supporto per "version control keyword and history"; </text:p>
        </text:list-item>
        <text:list-item>
          <text:p text:style-name="P38"><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CACD3C72E912E06F.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1084252991028152465" text:style-name="L4">
        <text:list-item>
          <text:p text:style-name="P22">Supporto per Microsoft Windows 98/ME/2000/XP/2003/Vista/2008/7.</text:p>
        </text:list-item>
        <text:list-item>
          <text:p text:style-name="P22">Supporto per file in formato Windows, Unix e Mac.</text:p>
        </text:list-item>
        <text:list-item>
          <text:p text:style-name="P22">Supporto per codifica Unicode, UTF-8 e altre...</text:p>
        </text:list-item>
        <text:list-item>
          <text:p text:style-name="P22">Interfaccia a sezioni (Tab).</text:p>
        </text:list-item>
        <text:list-item>
          <text:p text:style-name="P22">Modalità visuale per confronto e unione.</text:p>
        </text:list-item>
        <text:list-item>
          <text:p text:style-name="P22"><text:soft-page-break/>Editor flessibile con evidenziazione della sintassi, numeri di linea e ritorno a capo.</text:p>
        </text:list-item>
        <text:list-item>
          <text:p text:style-name="P22">Visualizzazione delle differenze in due pannelli verticali con modalità di unione subito attiva.</text:p>
        </text:list-item>
        <text:list-item>
          <text:p text:style-name="P22">Riconoscimento linee spostate.</text:p>
        </text:list-item>
        <text:list-item>
          <text:p text:style-name="P22">Confronto cartelle con supporto per espressioni regolari.</text:p>
        </text:list-item>
        <text:list-item>
          <text:p text:style-name="P22">Confronto cartelle con dimensioni e date.</text:p>
        </text:list-item>
        <text:list-item>
          <text:p text:style-name="P22">Supporto per il confronto di sottocartelle.</text:p>
        </text:list-item>
        <text:list-item>
          <text:p text:style-name="P22">Supporto per il controllo delle versioni con modalità di risoluzione conflitti e applicazione patch.</text:p>
        </text:list-item>
        <text:list-item>
          <text:p text:style-name="P22">Supporto per gli archivi in formato 7-Zip.</text:p>
        </text:list-item>
        <text:list-item>
          <text:p text:style-name="P22">Supporto per Plugin aggiuntivi.</text:p>
        </text:list-item>
        <text:list-item>
          <text:p text:style-name="P22">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B58628019815B97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A388E31D9344DEFF.png" xlink:type="simple" xlink:show="embed" xlink:actuate="onLoad"/></draw:frame> </text:p>
      <text:p text:style-name="P6"/>
      <text:p text:style-name="Text_20_body">Per comprendere meglio la potenza di FRhed, ecco in sintesi, le sue funzionalità salienti : </text:p>
      <text:list xml:id="list4588676103943495036" text:style-name="L5">
        <text:list-item>
          <text:p text:style-name="P23">Applicazione nativa 32 bit Windows con supporto ai file con nomi lunghi e dimensione file editabili limitata solo dalla quantità di memoria presente nel sistema.</text:p>
        </text:list-item>
        <text:list-item>
          <text:p text:style-name="P23">Dimensione programma ridotta (circa 100k) con caricamento istantaneo.</text:p>
        </text:list-item>
        <text:list-item>
          <text:p text:style-name="P23">Taglia, copia e incolla di valori binari.</text:p>
        </text:list-item>
        <text:list-item>
          <text:p text:style-name="P23">Sintassi per descrivere valori di tipo byte, word, longword, float and double binary.</text:p>
        </text:list-item>
        <text:list-item>
          <text:p text:style-name="P23">Inserimento diretto di valori esadecimali o di testo.</text:p>
        </text:list-item>
        <text:list-item>
          <text:p text:style-name="P23">Possibilità di confrontare due file.</text:p>
        </text:list-item>
        <text:list-item>
          <text:p text:style-name="P23">Trova/Sostituisci di qualsiasi combinazione di valori testuali o esadecimali.</text:p>
        </text:list-item>
        <text:list-item>
          <text:p text:style-name="P23">Manipolazione diretta dei bit.</text:p>
        </text:list-item>
        <text:list-item>
          <text:p text:style-name="P23">Esportazione hexdump.</text:p>
        </text:list-item>
        <text:list-item>
          <text:p text:style-name="P23">Impostazione automatica/manuale dei byte visualizzati.</text:p>
        </text:list-item>
        <text:list-item>
          <text:p text:style-name="P23">Possibilità di personalizzare la dimensione dei font, il set dei caratteri, i colori e lo sfondo.</text:p>
        </text:list-item>
        <text:list-item>
          <text:p text:style-name="P23">Supporto per formati binari Intel e Motorola.</text:p>
        </text:list-item>
        <text:list-item>
          <text:p text:style-name="P23">Comando per "Inviare a...".</text:p>
        </text:list-item>
        <text:list-item>
          <text:p text:style-name="P23">Supporto per segnalibri personalizzabili.</text:p>
        </text:list-item>
        <text:list-item>
          <text:p text:style-name="P23">Supporto per il caricamento parziale dei file.</text:p>
        </text:list-item>
        <text:list-item>
          <text:p text:style-name="P23">Drag &amp; Drop.</text:p>
        </text:list-item>
        <text:list-item>
          <text:p text:style-name="P23">Possibilità di applicare modelli a informazioni strutturate.</text:p>
        </text:list-item>
        <text:list-item>
          <text:p text:style-name="P23"><text:soft-page-break/>Accesso diretto ai settori dei dischi.</text:p>
        </text:list-item>
        <text:list-item>
          <text:p text:style-name="P23">Supporto alla Crittografia.</text:p>
        </text:list-item>
        <text:list-item>
          <text:p text:style-name="P23">Sorgenti disponibili e liberamente modificabili secondo la licenza GPL.</text:p>
        </text:list-item>
        <text:list-item>
          <text:p text:style-name="P23">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7286515420895441835" text:style-name="list">
        <text:list-header>
          <text:p text:style-name="P37">&lt;h1&gt;Titolo <text:s/></text:p>
          <text:p text:style-name="P37">&lt;h2&gt;Sottotitolo&lt;/h2&gt; </text:p>
        </text:list-header>
        <text:list-item>
          <text:p text:style-name="P37"/>
        </text:list-item>
      </text:list>
      <text:p text:style-name="Text_20_body">viene corretto in : </text:p>
      <text:list xml:id="list174814673160355" text:style-name="list">
        <text:list-header>
          <text:p text:style-name="P37">&lt;h1&gt;Titolo&lt;h1&gt; <text:s/></text:p>
          <text:p text:style-name="P37">&lt;h2&gt;Sottotitolo&lt;/h2&gt; </text:p>
        </text:list-header>
        <text:list-item>
          <text:p text:style-name="P37"/>
        </text:list-item>
      </text:list>
      <text:p text:style-name="Text_20_body"><text:span text:style-name="textbf"><text:span text:style-name="T1">Correzione ordinamento TAG</text:span></text:span><text:span text:style-name="T1"> : </text:span></text:p>
      <text:list xml:id="list174814673170350" text:style-name="list">
        <text:list-header>
          <text:p text:style-name="P37">&lt;p&gt;Questo è un paragrafo &lt;b&gt;grassetto &lt;i&gt; <text:s/></text:p>
          <text:p text:style-name="P37">grassetto italico&lt;/b&gt; grassetto?&lt;/i&gt; normale? </text:p>
        </text:list-header>
        <text:list-item>
          <text:p text:style-name="P37"/>
        </text:list-item>
      </text:list>
      <text:p text:style-name="Text_20_body">viene corretto in : </text:p>
      <text:list xml:id="list174814673150258" text:style-name="list">
        <text:list-header>
          <text:p text:style-name="P37">&lt;p&gt;Questo è un paragrafo &lt;b&gt;grassetto &lt;i&gt; <text:s/></text:p>
          <text:p text:style-name="P37">grassetto italico&lt;/i&gt; grassetto?&lt;/b&gt; normale? </text:p>
        </text:list-header>
        <text:list-item>
          <text:p text:style-name="P37"/>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7">&lt;td&gt;&lt;img src="prova.gif"&gt;&lt;/td&gt; </text:p>
          <text:p text:style-name="P37">&lt;td&gt;&lt;img src="prova.gif"&gt;&lt;/td&gt; </text:p>
        </text:list-header>
        <text:list-item>
          <text:p text:style-name="P37"/>
        </text:list-item>
      </text:list>
      <text:p text:style-name="Text_20_body">viene trasformato in : </text:p>
      <text:list xml:id="list174814673173619" text:style-name="list">
        <text:list-header>
          <text:p text:style-name="P37">&lt;td&gt; &lt;img src="prova.gif"&gt; &lt;/td&gt; <text:s/></text:p>
          <text:p text:style-name="P37">&lt;td&gt; &lt;img src="prova.gif"&gt; &lt;/td&gt; </text:p>
        </text:list-header>
        <text:list-item>
          <text:p text:style-name="P37"/>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F51963B47B724BA.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3A0ADC6ACA3D53F.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6"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7"><text:soft-page-break/>command.go.$(file.patterns.php)= </text:p>
        </text:list-header>
        <text:list-item>
          <text:p text:style-name="P37"/>
        </text:list-item>
      </text:list>
      <text:p text:style-name="Text_20_body">Se, ad esempio, avessimo installato PHP-GTK (file php.exe) in c:\php-gtk2, dovremo scrivere : </text:p>
      <text:list xml:id="list174814689142843" text:style-name="list">
        <text:list-header>
          <text:p text:style-name="P37">command.go.$(file.patterns.php)=”C:/PHP-Gtk2/php.exe” -f “$(FilePath)” </text:p>
        </text:list-header>
        <text:list-item>
          <text:p text:style-name="P37"/>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5945590892293653698" text:style-name="L6">
        <text:list-item>
          <text:p text:style-name="P24">Posizionarsi nella cartella in cui è installato RSciTE (solitamente C:\Programmi\RScite).</text:p>
        </text:list-item>
        <text:list-item>
          <text:p text:style-name="P24">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014BA570C7DED40E.png" xlink:type="simple" xlink:show="embed" xlink:actuate="onLoad"/></draw:frame> </text:p>
      <text:p text:style-name="P6"/>
      <text:p text:style-name="Text_20_body"><text:soft-page-break/>Ecco comparire l’aiuto relativo! </text:p>
      <text:h text:style-name="P36"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7">BRACKET: #000099 <text:s/></text:p>
          <text:p text:style-name="P37">COMMENT: #FF9900 <text:s/></text:p>
          <text:p text:style-name="P37">CONSTANT: #552200 <text:s/></text:p>
          <text:p text:style-name="P37">FUNCTION KEYWORDS: #0000FF <text:s/></text:p>
          <text:p text:style-name="P37">FUNCTIONS: #0000FF <text:s/></text:p>
          <text:p text:style-name="P37">IDENTIFIER: #000000 <text:s/></text:p>
          <text:p text:style-name="P37">NUMBER: #FF0000 <text:s/></text:p>
          <text:p text:style-name="P37">OPERATOR: #0000FF <text:s/></text:p>
          <text:p text:style-name="P37">RESERVED: #006600 <text:s/></text:p>
          <text:p text:style-name="P37">STRING: #CC0000 <text:s/></text:p>
          <text:p text:style-name="P37">TYPES: #009999 <text:s/></text:p>
          <text:p text:style-name="P37">VARIABLES: #0066FF <text:s/></text:p>
          <text:p text:style-name="P37">TAGS: #000099</text:p>
        </text:list-header>
        <text:list-item>
          <text:p text:style-name="P37"/>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7">style.hypertext.1 (Tags) <text:s/></text:p>
          <text:p text:style-name="P37">style.hypertext.34 (Testo Predefinito) <text:s/></text:p>
          <text:p text:style-name="P37">style.hypertext.35 (Testo Predefinito) <text:s/></text:p>
          <text:p text:style-name="P37">style.hypertext.118 (Identificatori) <text:s/></text:p>
          <text:p text:style-name="P37">style.hypertext.119 (Stringhe racchiuse tra doppi apici) <text:s/></text:p>
          <text:p text:style-name="P37">style.hypertext.120 (Stringhe racchiuse tra apici singoli) <text:s/></text:p>
          <text:p text:style-name="P37">style.hypertext.121 (Parole chiave) <text:s/></text:p>
          <text:p text:style-name="P37">style.hypertext.122 (Numeri) <text:s/></text:p>
          <text:p text:style-name="P37">style.hypertext.123 (Variabili) <text:s/></text:p>
          <text:p text:style-name="P37">style.hypertext.124 (Commenti) <text:s/></text:p>
          <text:p text:style-name="P37">style.hypertext.125 (Commenti a linea singola) <text:s/></text:p>
          <text:p text:style-name="P37">style.hypertext.126 (Variabili PHP presenti nelle stringhe) <text:s/></text:p>
          <text:p text:style-name="P37">style.hypertext.127 (Operatori)</text:p>
        </text:list-header>
        <text:list-item>
          <text:p text:style-name="P37"/>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7">style.hypertext.1=fore:#000099 <text:s/></text:p>
          <text:p text:style-name="P37">style.hypertext.34=fore:#FF0000 <text:s/></text:p>
          <text:p text:style-name="P37">style.hypertext.35=fore:#FF0000 <text:s/></text:p>
          <text:p text:style-name="P37">style.hypertext.118=fore:#000000 <text:s/></text:p>
          <text:p text:style-name="P37">style.hypertext.119=fore:#CC0000 <text:s/></text:p>
          <text:p text:style-name="P37">style.hypertext.120=fore:#CC0000 <text:s/></text:p>
          <text:p text:style-name="P37">style.hypertext.121=fore:#0000FF <text:s/></text:p>
          <text:p text:style-name="P37">style.hypertext.122=fore:#FF0000 <text:s/></text:p>
          <text:p text:style-name="P37"><text:soft-page-break/>style.hypertext.123=fore:#0066FF <text:s/></text:p>
          <text:p text:style-name="P37">style.hypertext.124=fore:#FF9900 <text:s/></text:p>
          <text:p text:style-name="P37">style.hypertext.125=fore:#FF9900 <text:s/></text:p>
          <text:p text:style-name="P37">style.hypertext.126=fore:#0066FF <text:s/></text:p>
          <text:p text:style-name="P37">style.hypertext.127=fore:#000099 </text:p>
        </text:list-header>
        <text:list-item>
          <text:p text:style-name="P37"/>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7">#########Definizione Colori per fondo nero########### </text:p>
          <text:p text:style-name="P37">#impostazioni generali <text:s/></text:p>
          <text:p text:style-name="P37">style.*.32=$(font.base),back:#000000,fore:#ffffff <text:s/></text:p>
          <text:p text:style-name="P37">style.*.33=back:000000,$(font.base) <text:s/></text:p>
          <text:p text:style-name="P37">style.*.37=fore:#939393 <text:s/></text:p>
          <text:p text:style-name="P37">caret.fore=#FFFFFF <text:s/></text:p>
          <text:p text:style-name="P37">selection.alpha=75 <text:s/></text:p>
          <text:p text:style-name="P37">selection.back=#FFFFFF <text:s/></text:p>
          <text:p text:style-name="P37">colour.keyword=fore:#649bff <text:s/></text:p>
          <text:p text:style-name="P37">colour.operator=fore:#727272 </text:p>
          <text:p text:style-name="P37">style.errorlist.32=$(font.small),back:#ffffff </text:p>
          <text:p text:style-name="P37">###Impostazioni linguaggio Lua### </text:p>
          <text:p text:style-name="P37">style.lua.32=$(font.code.base) <text:s/></text:p>
          <text:p text:style-name="P37">style.lua.13=$(style.lua.5) <text:s/></text:p>
          <text:p text:style-name="P37">style.lua.14=$(style.lua.5) <text:s/></text:p>
          <text:p text:style-name="P37">style.lua.15=$(style.lua.5) <text:s/></text:p>
          <text:p text:style-name="P37">style.lua.16=$(style.lua.5) <text:s/></text:p>
          <text:p text:style-name="P37">style.lua.17=$(style.lua.5) <text:s/></text:p>
          <text:p text:style-name="P37">style.lua.18=$(style.lua.5) <text:s/></text:p>
          <text:p text:style-name="P37">style.lua.19=$(style.lua.5) </text:p>
          <text:p text:style-name="P37"># Literal string <text:s/></text:p>
          <text:p text:style-name="P37">style.lua.8=$(colour.string),$(font.code.comment.box) <text:s/></text:p>
          <text:p text:style-name="P37"># Block comment (Lua 5.0) <text:s/></text:p>
          <text:p text:style-name="P37">style.lua.1=$(colour.code.comment.box),$(font.code.comment.box),eolfilled <text:s/></text:p>
          <text:p text:style-name="P37"># End of line where string is not closed <text:s/></text:p>
          <text:p text:style-name="P37">style.lua.12=eolfilled </text:p>
          <text:p text:style-name="P37">###Impostazioni linguaggio HTML### </text:p>
          <text:p text:style-name="P37">#HTML <text:s/></text:p>
          <text:p text:style-name="P37">style.hypertext.0=$(font.text) <text:s/></text:p>
          <text:p text:style-name="P37">#HTML TAG <text:s/></text:p>
          <text:p text:style-name="P37">style.hypertext.1=fore:#0000ff </text:p>
          <text:p text:style-name="P37">### Embedded Javascript ### <text:s/></text:p>
          <text:p text:style-name="P37">colour.embedded.js=back:#000000 <text:s/></text:p>
          <text:p text:style-name="P37"># JS Default <text:s/></text:p>
          <text:p text:style-name="P37">style.hypertext.41=bold,$(fontcolour.js),eolfilled <text:s/></text:p>
          <text:p text:style-name="P37"># JS Word <text:s/></text:p>
          <text:p text:style-name="P37">style.hypertext.46=$(fontcolour.js) </text:p>
          <text:p text:style-name="P37">###Impostazioni linguaggio PHP### <text:s/></text:p>
          <text:p text:style-name="P37"># Default <text:s/></text:p>
          <text:p text:style-name="P37">style.hypertext.118=eolfilled <text:s/></text:p>
          <text:p text:style-name="P37"># Double quoted String <text:s/></text:p>
          <text:p text:style-name="P37">style.hypertext.119=fore:#007F00 <text:s/></text:p>
          <text:p text:style-name="P37"># Single quoted string <text:s/></text:p>
          <text:p text:style-name="P37"><text:soft-page-break/>style.hypertext.120=fore:#009F00 <text:s/></text:p>
          <text:p text:style-name="P37"># Keyword <text:s/></text:p>
          <text:p text:style-name="P37">style.hypertext.121=$(colour.keyword) <text:s/></text:p>
          <text:p text:style-name="P37"># Number <text:s/></text:p>
          <text:p text:style-name="P37">style.hypertext.122=fore:#CC9900 <text:s/></text:p>
          <text:p text:style-name="P37"># Variable <text:s/></text:p>
          <text:p text:style-name="P37">style.hypertext.123=bold <text:s/></text:p>
          <text:p text:style-name="P37"># Comment <text:s/></text:p>
          <text:p text:style-name="P37">style.hypertext.124=fore:#999999,$(font.comment) <text:s/></text:p>
          <text:p text:style-name="P37"># One line comment <text:s/></text:p>
          <text:p text:style-name="P37">style.hypertext.125=fore:#666666,italics,$(font.comment) <text:s/></text:p>
          <text:p text:style-name="P37"># PHP variable in double quoted string <text:s/></text:p>
          <text:p text:style-name="P37">style.hypertext.126=fore:#00007F,italics <text:s/></text:p>
          <text:p text:style-name="P37"># PHP operator <text:s/></text:p>
          <text:p text:style-name="P37">style.hypertext.127= </text:p>
          <text:p text:style-name="P37">###Impostazioni linguaggio XML### </text:p>
          <text:p text:style-name="P37"># XML: eXtensible Markup Language <text:s/></text:p>
          <text:p text:style-name="P37"># Default <text:s/></text:p>
          <text:p text:style-name="P37">style.xml.0=$(font.text) <text:s/></text:p>
          <text:p text:style-name="P37"># Tags <text:s/></text:p>
          <text:p text:style-name="P37">style.xml.1=fore:#aaaa00 </text:p>
          <text:p text:style-name="P37">###Impostazioni linguaggio Batch### </text:p>
          <text:p text:style-name="P37"># Default Batch files <text:s/></text:p>
          <text:p text:style-name="P37">style.batch.0=$(font.text) <text:s/></text:p>
          <text:p text:style-name="P37"># operators <text:s/></text:p>
          <text:p text:style-name="P37">style.batch.7=$(font.text) </text:p>
          <text:p text:style-name="P37">###Impostazioni linguaggio InnoSetup### </text:p>
          <text:p text:style-name="P37"># Keyword <text:s/></text:p>
          <text:p text:style-name="P37">style.inno.2=$(colour.keyword) <text:s/></text:p>
          <text:p text:style-name="P37"># Parameter <text:s/></text:p>
          <text:p text:style-name="P37">style.inno.3=$(colour.keyword) </text:p>
          <text:p text:style-name="P37">#impostazioni per stampa corretta con fondo nero </text:p>
          <text:p text:style-name="P37">#colori invertiti </text:p>
          <text:p text:style-name="P37">print.colour.mode=1 <text:s/></text:p>
        </text:list-header>
        <text:list-item>
          <text:p text:style-name="P37"/>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8924577371300490711" text:style-name="L7">
        <text:list-item>
          <text:p text:style-name="P25"><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368369692651819082" text:style-name="L8">
        <text:list-item>
          <text:p text:style-name="P26"><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4448651205077200851" text:style-name="L9">
        <text:list-item>
          <text:p text:style-name="P27"><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7"><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7"><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7"><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3"><text:soft-page-break/><text:span text:style-name="textbf"><text:span text:style-name="T1">KDiff</text:span></text:span><text:span text:style-name="T1"> </text:span></text:p>
      <text:list xml:id="list8174890946264416695" text:style-name="L14">
        <text:list-item>
          <text:p text:style-name="P31"><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177408542460269019" text:style-name="L11">
        <text:list-item>
          <text:p text:style-name="P28"><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8517107198303261955" text:style-name="L12">
        <text:list-item>
          <text:p text:style-name="P29"><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6131257758739382072" text:style-name="L13">
        <text:list-item>
          <text:p text:style-name="P30"><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0"><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0"><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0"><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0"><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13">6</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5.0.3.2$Windows_x86 LibreOffice_project/e5f16313668ac592c1bfb310f4390624e3dbfb75</meta:generator>
    <meta:creation-date>2014-12-16 13:45:00</meta:creation-date>
    <dc:date>2016-04-26T13:32:57.070000000</dc:date>
    <meta:editing-duration>PT1H26M55S</meta:editing-duration>
    <meta:editing-cycles>31</meta:editing-cycles>
    <dc:creator>Roberto Rossi</dc:creator>
    <meta:document-statistic meta:table-count="2" meta:image-count="44" meta:object-count="0" meta:page-count="37" meta:paragraph-count="751" meta:word-count="7626" meta:character-count="54847" meta:non-whitespace-character-count="47334"/>
  </office:meta>
</office:document-meta>
</file>